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Normal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3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it" fo:country="IT" style:language-asian="el" style:country-asian="GR" style:language-complex="el" style:country-complex="GR"/>
    </style:style>
    <style:style style:name="T6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8" style:family="text">
      <style:text-properties officeooo:rsid="001ee1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8">G</text:span><text:bookmark-start text:name="bookmark0"/>ALENI DE PULSIBUS ADANTO-<text:line-break/>IMUM DISCIPLINAE STUDIOSUM<text:line-break/>AC PHILOSOPHUM.<text:bookmark-end text:name="bookmark0"/></text:h>
      <text:p text:style-name="P1"><text:span text:style-name="Default_20_Paragraph_20_Font"><text:span text:style-name="T1">Scopum habemus in prae</text:span></text:span><text:span text:style-name="Default_20_Paragraph_20_Font"><text:span text:style-name="T4">t</text:span></text:span><text:span text:style-name="Default_20_Paragraph_20_Font"><text:span text:style-name="T1">enti libro de -pulsuum<text:line-break/>opere concisam exponere ^tractationem; ac dicere primum<text:line-break/>quid .fit pulsus; cur dicatur pulsus; quis pulsususus; et<text:line-break/>quid sit arteria. Atque ad scopum accedamus; et a primo<text:line-break/>exordiendum. Pulsus est motus cordis et arteriae, qui per<text:line-break/>diastolen an fystolen perficitur ad innati caloris refrigera-<text:line-break/>tionem et fuliginosorum excrementorum excretionem. . Di-</text:span></text:span></text:p>
      <text:p text:style-name="P3"><text:span text:style-name="Default_20_Paragraph_20_Font"><text:span text:style-name="T1">citur autem pulsus^ a pulsando ac movendo. Tria vero<text:line-break/>ipfum dividunt, facultas efficiens motum, urgens u</text:span></text:span><text:span text:style-name="Default_20_Paragraph_20_Font"><text:span text:style-name="T4">t</text:span></text:span><text:span text:style-name="Default_20_Paragraph_20_Font"><text:span text:style-name="T1">us, et<text:line-break/>obfequens instrumentum. Sed ad arteriam veniamus. Ar-<text:line-break/>teria pars est corporis oblonga , orbicularis , tubi instar<text:line-break/>.bifariam .dividentium quae a corde manans in universum<text:line-break/>corpus distribuitur, aerem et fpicit.um vitalem eoutinens.<text:line-break/>Arteria vero </text:span></text:span><text:span text:style-name="Default_20_Paragraph_20_Font"><text:span text:style-name="T6">Α</text:span></text:span><text:span text:style-name="Default_20_Paragraph_20_Font"><text:span text:style-name="T7">Α</text:span></text:span><text:span text:style-name="Default_20_Paragraph_20_Font"><text:span text:style-name="T6">ηρεῖ</text:span></text:span><text:span text:style-name="Default_20_Paragraph_20_Font"><text:span text:style-name="T7">ν</text:span></text:span><text:span text:style-name="Default_20_Paragraph_20_Font"><text:span text:style-name="T2"> </text:span></text:span><text:span text:style-name="Default_20_Paragraph_20_Font"><text:span text:style-name="T1">quod vitalem spiritum confervet, at<text:line-break/>ipsa e sinistra .cordis auricula. ex ea. quae dicitur aorta<text:line-break/>exoritur, quae duas in partes diffinditur, quarum una qui-<text:line-break/>dem deor</text:span></text:span><text:span text:style-name="Default_20_Paragraph_20_Font"><text:span text:style-name="T4">ta</text:span></text:span><text:span text:style-name="Default_20_Paragraph_20_Font"><text:span text:style-name="T1">m fertur per partes interiores inferas, ac dex-<text:line-break/>tra et sinistra . in crura ad extremos usque pedes atque<text:line-break/>digitos distribuitur; altera vero rursum ipsius- portio quae<text:line-break/>fursum fertur similiter dextra ac .sinistra in manus et ca-<text:line-break/>put repens cervicales quas dicunt arterias efficit; quae<text:line-break/>autem in dextras ac sinistras partes intro ducitur in bra-<text:line-break/>chia et cubitos adusque carpum ac manum digitorumque<text:line-break/>extrema. His a nobis explicatis deinceps quoque de scopo</text:span></text:span></text:p>
      <text:p text:style-name="P2"><text:span text:style-name="Default_20_Paragraph_20_Font"><text:span text:style-name="T1">aut proposito disseramus. Huic praesenti libro Inopus est<text:line-break/>dignotiones dicere, ac si fieri possit caulas a motu pul-<text:line-break/>fuum , alias fecundum naturam , alias praeter naturam,<text:line-break/>alias non statura constituemus, ut ex ratione temperamen-<text:line-break/>torum , virorum ,- mulierum , aetatum et aliorum ejusdem<text:line-break/></text:span></text:span>r <text:span text:style-name="Default_20_Paragraph_20_Font"><text:span text:style-name="T1">seriei. Hominum .enim alii mares, alli feminae; et horum<text:line-break/>ipsorum alii fecundum naturam calidiores, alii vero frigi-<text:line-break/>diores; hi quidem graciles natura, illi vero obesi et car-<text:line-break/>nosi. Ac viri quidem ut plurimum feminis natura casi-<text:line-break/>diores et veheme</text:span></text:span><text:span text:style-name="Default_20_Paragraph_20_Font"><text:span text:style-name="T4">n</text:span></text:span><text:span text:style-name="Default_20_Paragraph_20_Font"><text:span text:style-name="T1">tiores ; mulierum vero ut frigidiorum<text:line-break/>tardiores et imbecilliores. In utrisque autem his aut al-<text:line-break/>terutris, viris dico et feminis, temperamentum autem<text:line-break/>pulsus quoque intendit; si quidem in calidius, majores ac<text:line-break/>vehementiores efficit. Calidum certe celeriter movetur;<text:line-break/>si vero in frigidius, minores ac tardiores; frigidum nam-<text:line-break/>que tarde movetur. Quod autem ad habitum is in. utris-<text:line-break/>que reperitur , qualis est gracilis - et</text:span></text:span><text:span text:style-name="Default_20_Paragraph_20_Font"><text:span text:style-name="T4">r</text:span></text:span><text:span text:style-name="Default_20_Paragraph_20_Font"><text:span text:style-name="T1"> carnosus. In ipsis</text:span></text:span></text:p>
      <text:p text:style-name="P3"><text:span text:style-name="Default_20_Paragraph_20_Font"><text:span text:style-name="T1">enim gracilibus altiores ipsi tactui pulsus fubjiciuntur ; in<text:line-break/>ipsis autem obesis et carnosis depressiores. o Quin et ea<text:line-break/>quae sunt ejusdem generis veniunt observanda, ut tempe-<text:line-break/></text:span></text:span><text:span text:style-name="Default_20_Paragraph_20_Font"><text:span text:style-name="T3">stat.es, </text:span></text:span><text:span text:style-name="Default_20_Paragraph_20_Font"><text:span text:style-name="T1">regiones , aetatum singularum constitutiones; et ut<text:line-break/>verbb dicam in ipsis tempestatibus ahui- quae quatuor^<text:line-break/>sunt; ver videlicet, aestas, autumnus, hiems; quid harum<text:line-break/>duae sunt temperatae, ver et autumnus q duae vero intem-.<text:line-break/>peratae , hiems et aestas ; jure igitur in ipfo vere et au-<text:line-break/>tumuit pulsus magni sunt et vehementes propter tempe-<text:line-break/>ratam hanc tempestatem. Manifesta esu aetatis analogia:<text:line-break/>aestate vero celeres atque crebri propter extrinsecus am-<text:line-break/>bientis nos aeris calorem ; hieme vero parvi quia facultas<text:line-break/>ipsa premitur; in iis quae uterum gerunt crebri et cele-<text:line-break/>res propter urgentem ufum praegnantis et suetus. In<text:line-break/></text:span></text:span><text:span text:style-name="Default_20_Paragraph_20_Font"><text:span text:style-name="T4">t</text:span></text:span><text:span text:style-name="Default_20_Paragraph_20_Font"><text:span text:style-name="T1">emno vero fupernutantes. Quomodo fiunt pulsus parvi<text:line-break/>et imbecilliores? Fieri clarum est innato calore in pro-<text:line-break/>sundum fe recipiente. In ipsis autem temperamentis ad-<text:line-break/>sortitus simul cum iis quae superveniunt, muta</text:span></text:span><text:span text:style-name="Default_20_Paragraph_20_Font"><text:span text:style-name="T4">n</text:span></text:span><text:span text:style-name="Default_20_Paragraph_20_Font"><text:span text:style-name="T1">tur et</text:span></text:span></text:p>
      <text:p text:style-name="P3">temperamenta. Similiter et in macie ut quando quae fe-<text:line-break/>eundum^ naturam est facultas in <text:span text:style-name="Default_20_Paragraph_20_Font"><text:span text:style-name="T4">s</text:span></text:span>ubstantia partis cujus-<text:line-break/>piam principis laeditur vel ab aliqua causa ipsam efficiente<text:line-break/>aut subeunte. Veniamus igitur ad ea quae non natura,<text:line-break/>haec sunt exercitia, balnea, cibi multi, vini potus, aquae<text:line-break/>multae potus. Similiter etiam et ad ea quae praeter na-<text:line-break/>turam, haec sunt causae, morbi, quae similiter ac ea quae<text:line-break/>dicta prius suere debemus animadvertere. Sciendum vero<text:line-break/>est ea quae secundum naturam et quae non natura im-<text:line-break/>moderata si fuerint, in id quod praeter naturam est pul-<text:line-break/>fus immutare. De apologia autem omnium et differentia<text:line-break/>motuum. Quum igitur ad aegrum vocatus quem nondum<text:line-break/>videris antea, primum observa fune mas an femina , ac si<text:line-break/>mas suerit mente concipias pul<text:span text:style-name="Default_20_Paragraph_20_Font"><text:span text:style-name="T4">s</text:span></text:span>um maris; si vero femina,<text:line-break/>pulsum ipsius feminae. Postea naturam aegrotantis, ejus<text:line-break/>aetatem , ac post haec tempestatem anni et regionem ; et<text:line-break/>omnia conferens ac conjectans qualem oportebat habere<text:line-break/>pulsum ipsum aegrotantem quando sanus erat, tunc abso-</text:p>
      <text:p text:style-name="P3"><text:span text:style-name="Default_20_Paragraph_20_Font"><text:span text:style-name="T1">lote coguosces.magnitudinem praeter- naturam factae mu-<text:line-break/>talionis ipsius pulsus, His igitur praemissis pulsuum ge-<text:line-break/>nera dicamus . genera pulsuum sunt decem : primum qui-<text:line-break/>dem pulsuum.genus est ex quantitate distentionum: quan-<text:line-break/>titas vero ex tribus dimensionibus constare videtur, .ex<text:line-break/>latitudine et. longitudine et prosunditate. Merito igitur<text:line-break/>qui. hoc modo auctus est secundum tres istas dimensiones<text:line-break/>et moderationem excedit, dicitur magnus. Secundum ge-<text:line-break/>nus pulsuum est ex quantitate motus arteriae secundum<text:line-break/>diastolen et sysselen, in quo celer et tardus et moderatus<text:line-break/>observantur. Tertium genus pulsuum est secundum robur<text:line-break/>ipsius facuIlatis, in quo observantur vehemens et imbecil-<text:line-break/>lus et moderatus: etenim si frequentia nacta fuerit magni-<text:line-break/>tudinem, pullum efficit vehementem ; quando enim facul-<text:line-break/>tas fuperat causas, tum maxime fit. vehemens et contra.<text:line-break/>Quartum genus pulsuum est ex organi constitutione, dico<text:line-break/>vero corporis arteriae, in quo observantur durus et mol-<text:line-break/>-lis et moderatus. . Quintum genus pulsuum est ex quan-</text:span></text:span></text:p>
      <text:p text:style-name="P3"><text:span text:style-name="Default_20_Paragraph_20_Font"><text:span text:style-name="T1">titate quietum, in quo observantur. creber et rarus: breve<text:line-break/>enim tempus quietis crebrum indicat; longum vero ra-<text:line-break/>rum; rariores et tardiores pulsus fiunt propter ambientis<text:line-break/>frigus vel ob densationem. Similiter vero et in unaqua-<text:line-break/>que regione pro ejus temperie pulsus immutantur; etenim<text:line-break/>si calidior est, magnos efficit et celeres pulsus; sin autem<text:line-break/>frigidior ; contrarios. Dicamus et de aetatibus ; quum<text:line-break/>igitur et inter fe dissideant aetates, differentes quoque<text:line-break/>pullus in his movebuntur; puerorum enim pulsus celeres<text:line-break/>sunt; imbecilli et frequentes, fecundum magnitudinem vero<text:line-break/>et vehementiam medii-; ac celeres quidem quoniam in ipsis<text:line-break/>secundum substantiam abundat calidum innatum. Crebri<text:line-break/>vero quia in ipsis fecundum quantitatem nxfuperat calidi-<text:line-break/>tas ; imbecillae vero sunt et.imperfectae facultates in ipsis.<text:line-break/>Didicimus enim quod ah imbecillitate facultatis fiant im-<text:line-break/>becilles. Senum vero pulsus his contrarii tardiores et<text:line-break/>rariores si cum puerorum pulsibus conferantur propter</text:span></text:span></text:p>
      <text:p text:style-name="P3"><text:span text:style-name="Default_20_Paragraph_20_Font"><text:span text:style-name="T1">eam quae in ipsis est frigiditatem; juvenum vero magni<text:line-break/>et vehementissimi, .propterea quod in ipsis facultates funt<text:line-break/>vegetiores , similiter autem, et Constitutiones temperamenta<text:line-break/>commutant. et. pulsus; quemadmodum enim dictum prius<text:line-break/>est continens ipsum commutat secundum i. propriam suam<text:line-break/>temperiem id quod in.ec continetur,.quumet.praegnau-<text:line-break/>tinm mulierum. pullus,parvi sunt et crebri ac celeres.<text:line-break/>Sextum genus pulsuum. est fecundum aequalitatem aut in-<text:line-break/>aequalitatem, quae vel in uno vel in pluribus pulsibus<text:line-break/>observatur; .lu uno iit in captivante et dicrota feu bis<text:line-break/>feriente: quae in pluribus fit vocatur inaequalitas colle-<text:line-break/>ctiva; ubi vero fuerit inaequalitas illic ..ut plurimum et<text:line-break/>inordinatio; si enim vel unus ictus intercidat et interca-<text:line-break/>letnr, atque hoc fiet gravata et. oppressa facultate ab .ali-<text:line-break/>qua caufa. Septimum genus pulsuum est ah ordine et in-<text:line-break/>ordinatione; quum enim pulsus -f c</text:span></text:span><text:span text:style-name="Default_20_Paragraph_20_Font"><text:span text:style-name="T4">o</text:span></text:span><text:span text:style-name="Default_20_Paragraph_20_Font"><text:span text:style-name="T1">equalis dividatur in<text:line-break/>eum qui circuitibus aequalis est et inaequalis, inordinatus<text:line-break/>fit, atque hio rurfus</text:span></text:span><text:span text:style-name="Default_20_Paragraph_20_Font"><text:span text:style-name="T4">A</text:span></text:span><text:span text:style-name="Default_20_Paragraph_20_Font"><text:span text:style-name="T1">n uno ictu observatur et fecundum</text:span></text:span></text:p>
      <text:p text:style-name="P3"><text:span text:style-name="Default_20_Paragraph_20_Font"><text:span text:style-name="T1">reditum ad silent. octavum pulsuum genus .est ex pleni-.<text:line-break/>sudine et vacuitate quod est fecundum perfusiones arte-<text:line-break/>riarum; omne enim vas aut plenum aut vacuum est. No-<text:line-break/>num genus pulsuum^ est a numero quo metimur propor-<text:line-break/>tione.n temporis ad tempus, unde .intercurrentes, deficien-<text:line-break/>fes. -Decimum pulsuum genus est a calore qui per cor-.<text:line-break/>pus diffunditur arteriae, in quo observatur qualitas sub-<text:line-break/>jectae materiae corporis . .per ipfum tactum; qualis est in--<text:line-break/>temperatus et mordax. Enarratis autem decem pulsuum<text:line-break/>generibus breviter afferamus et paucas causias atque diffe-<text:line-break/>rentias plerum ; ne forte longior fiat tractatio quae tiro-<text:line-break/>nibus .oneri possit esse , si quis enim in perfectam horum<text:line-break/>voluerit venire cognitionem, fexdecim funt libri de tota<text:line-break/>pulsuum . tractatione. Ego vero prolixitatem aversatus<text:line-break/>paucis capitibus paucas qu tsdam differentias et cau</text:span></text:span><text:span text:style-name="Default_20_Paragraph_20_Font"><text:span text:style-name="T4">t</text:span></text:span><text:span text:style-name="Default_20_Paragraph_20_Font"><text:span text:style-name="T1">as- puti..<text:line-break/>suum breviter expono. . Quamob cau</text:span></text:span><text:span text:style-name="Default_20_Paragraph_20_Font"><text:span text:style-name="T4">l</text:span></text:span><text:span text:style-name="Default_20_Paragraph_20_Font"><text:span text:style-name="T1">am pulsant arteriae?<text:line-break/>Ut - fervent nativae commoderationem . caliditatis tum in<text:line-break/>corde tum in omnibus pa.tibus. Quid differt palpitatio</text:span></text:span></text:p>
      <text:p text:style-name="P3"><text:span text:style-name="Default_20_Paragraph_20_Font"><text:span text:style-name="T1">a pulsu? Quod palpitatio ob eruptionem sanguinis et in<text:line-break/>omni corpore .fiat ; . pulsus vero vi facultatis moveatur et<text:line-break/>in felis arteriis. . Quid differt . magnus pullus a-.vehe-<text:line-break/>menti? Quod magnus quidem in tribus dimensionibus<text:line-break/>observatur, vehemens autem in motu, robur enim indicat<text:line-break/>facultatis. Quid differt creber pulsus a celari? Secun—<text:line-break/>dum continuitatem et intermissionem. Creber enim dici-<text:line-break/>tur et continuus, celer vero definitus, quemadmodum quis<text:line-break/>currit celeriter et quiescit. Quid differt rarus pulsus^ a<text:line-break/>tardo? Quod rarus ab imbecilliori magis facultate fit<text:line-break/>et rari pulsus periculosiores. Quot funt differentiae in<text:line-break/>pulsus diastole? octo, magnitudo, parvitas,. vehementia,<text:line-break/>imbecillitas, celeritas, tarditas, durities, mollities. Quot<text:line-break/>lunt efficientes causae pulsus? Duae;. facultas efficiens ac<text:line-break/>movens corpus vasis et utilitas ob quam movetur id quod<text:line-break/>movetur. Quot funt instrumenta judicandi de pulsibus?<text:line-break/>Duo, mens et </text:span></text:span><text:span text:style-name="Default_20_Paragraph_20_Font"><text:span text:style-name="T4">t</text:span></text:span><text:span text:style-name="Default_20_Paragraph_20_Font"><text:span text:style-name="T1">ensus ; ac </text:span></text:span><text:span text:style-name="Default_20_Paragraph_20_Font"><text:span text:style-name="T4">t</text:span></text:span><text:span text:style-name="Default_20_Paragraph_20_Font"><text:span text:style-name="T1">ensus quidem de praesentibus,<text:line-break/>mens vero de praeteritis judicat et futuris. Quot modis</text:span></text:span></text:p>
      <text:p text:style-name="P3"><text:span text:style-name="Default_20_Paragraph_20_Font"><text:span text:style-name="T1">observatur pulsus moderatus? Quatuor; secundum magni-<text:line-break/>tudiuem , secundum celeritatem, secundum vehementiam<text:line-break/>et fecundum- crebritatem.^ Quid. differt pulsus inaequalis<text:line-break/>ab inordinato ? Quod pulsus inaequalis observatur in uno<text:line-break/>pulsu etin pluribus, vel enim secundum unam diastolen<text:line-break/>ad fystolen vel secundum plures simul collectas, quae qui-<text:line-break/>dem vocatur inaequalilas collectiva in multitudine pul-<text:line-break/></text:span></text:span><text:span text:style-name="Default_20_Paragraph_20_Font"><text:span text:style-name="T4">t</text:span></text:span><text:span text:style-name="Default_20_Paragraph_20_Font"><text:span text:style-name="T1">uum observata ; inordinatus vero fit fecundum rhythmum.<text:line-break/>Quid differunt pulsus intermittentes ab intercisis? Quod<text:line-break/>intermittentes ab imbecilliore facultate fiant, oppressa enim<text:line-break/>ac dissoluta facultate pulsus fiunt intermittentes: intercisi<text:line-break/>vero pugnante adhuc atque resistente, contendit enim fe-<text:line-break/>ipfam erigere ea quae molesta funt cupiens extrudere, ac<text:line-break/>intercisi pulsus intermittentes esse videntur. Quid differt<text:line-break/>pulsus cemvulsivus a vibrato? Quod in pulsu convulsivo<text:line-break/>tenditur arteria ad modum extentae chordae; in vibrato<text:line-break/>vero in dextram partem et sinistram traducitur arteria.<text:line-break/>Quomodo fiunt pulfusnndofi? A redundantia contenti</text:span></text:span></text:p>
      <text:p text:style-name="P3">humoris percurrentis arteriae corpus quemadmod<text:span text:style-name="Default_20_Paragraph_20_Font"><text:span text:style-name="T4">u</text:span></text:span>m in<text:line-break/>macilentis.. Quid differt cap<text:span text:style-name="Default_20_Paragraph_20_Font"><text:span text:style-name="T4">t</text:span></text:span>ivans a dicrota? Q<text:span text:style-name="Default_20_Paragraph_20_Font"><text:span text:style-name="T4">u</text:span></text:span>od ea-<text:line-break/>privans quidem in una systole motus efficit diversus, quem-<text:line-break/>admodum <text:span text:style-name="Default_20_Paragraph_20_Font"><text:span text:style-name="T4">s</text:span></text:span>ubsultans capra pedibus salit in aerem; hoc<text:line-break/>autem fit gravata facultate et gravata a causa quadam<text:line-break/>ipsam opprimente. Dicrotus vero bis in eodem pullati<text:line-break/>hoc autem fit propter siccitatem corporis arteriae, retro-<text:line-break/>cedente enim et recurrente ac vi quadantenns acto spiritu<text:line-break/>mox pulsat iterum, quemadmodum pisa quum in sinuosum<text:line-break/>inciderit <text:span text:style-name="Default_20_Paragraph_20_Font"><text:span text:style-name="T4">parietem. </text:span></text:span>Quid differt vermicuIans puIsus a for-<text:line-break/>micante? Quod vermiculans quidem incurvat<text:span text:style-name="Default_20_Paragraph_20_Font"><text:span text:style-name="T4">u</text:span></text:span>r ac m<text:span text:style-name="Default_20_Paragraph_20_Font"><text:span text:style-name="T4">u-<text:line-break/></text:span></text:span>tatur in melius et manisestam magis habet inaequalitatem,<text:line-break/>foruli ca n s vero difficilius in majorem abit, quum subsint<text:line-break/>animi defectiones, obscuram vero habet inaequalitatem<text:line-break/>propter summam quae in ipso est facultatis concinentiam,<text:line-break/>insuper quod et mortem significet. Qui puIIus pessimi?<text:line-break/>Rari et intermittentes; inten<text:span text:style-name="Default_20_Paragraph_20_Font"><text:span text:style-name="T4">s</text:span></text:span>a enim raritate fiunt inter-</text:p>
      <text:p text:style-name="P3"><text:span text:style-name="Default_20_Paragraph_20_Font"><text:span text:style-name="T1">mittentes: periculosior autem est raritas max.me in aetate<text:line-break/>florentibus. De cognitione pulsus. Pulsum memoria com-<text:line-break/>plectere; si frequenter et plurimum dissendat arteriam, diu<text:line-break/>postea morietur. Pulsum memoria teneas et si bis qui-<text:line-break/>dem extra, </text:span></text:span><text:span text:style-name="Default_20_Paragraph_20_Font"><text:span text:style-name="T4">t</text:span></text:span><text:span text:style-name="Default_20_Paragraph_20_Font"><text:span text:style-name="T1">emet vero intro feratur, ad duos dies vita .<text:line-break/>producetur; si vero femel extra et bis intro feratur, inr-<text:line-break/>becillum est corpus et sanum; sin autem totum- fuerit<text:line-break/>tranquillum, ad mortis fores assistit; De. pulsibus , pulsus<text:line-break/>humorum; sanguinis vegetus , magnus, creber et plenus;<text:line-break/>atque hujus symptomata funt capitis vehementissimi dolo-<text:line-break/>res et omne corpus febriculofum. Flavae bilis pulsus te-<text:line-break/>nuis, siccus contingit ; hujus symptomata sunt ventris ad-<text:line-break/>strictio et circa alvum tormina. Melancholiae pulsus te-<text:line-break/>nuior et siccior et rarus; ejus autem symptomata sunt<text:line-break/>genuum- gravitas et animi defectus. . Pituitae pulsus mag-<text:line-break/>nus et palpitabundus , humidus, aquofus, rarus et aequa-</text:span></text:span></text:p>
      <text:p text:style-name="P3"><text:span text:style-name="Default_20_Paragraph_20_Font"><text:span text:style-name="T1">Iis; hujus autum symptomata laterum dolores et quae ab<text:line-break/>alvo quotidie feruntur liquida^ dejectiones, vehementissimi<text:line-break/>dolores caput prehendunt et febris plurimum protrahitur.<text:line-break/>Et in ipso sanguine aegroti vena secetur . quum vero san-<text:line-break/>gula calidus sit et, .humidus scalas cibus frigidus et humi-<text:line-break/>.Ius </text:span></text:span><text:span text:style-name="Default_20_Paragraph_20_Font"><text:span text:style-name="T4">e/su debet</text:span></text:span><text:span text:style-name="Default_20_Paragraph_20_Font"><text:span text:style-name="T1"> et duleis. Melancholia autem frigida et<text:line-break/>sicca est et ejus cibus deorsum supra. Diximus calida,<text:line-break/>humida et dulcia similiter et aliorum humorum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5:14:00Z</meta:creation-date>
    <dc:date>2023-01-16T16:15:09.233000000</dc:date>
    <meta:editing-cycles>3</meta:editing-cycles>
    <meta:editing-duration>PT27S</meta:editing-duration>
    <meta:document-statistic meta:table-count="0" meta:image-count="0" meta:object-count="0" meta:page-count="14" meta:paragraph-count="15" meta:word-count="1904" meta:character-count="12817" meta:non-whitespace-character-count="10928"/>
    <meta:template xlink:type="simple" xlink:actuate="onRequest" xlink:title="" xlink:href="Normal.dotm"/>
  </office:meta>
</office:document-meta>
</file>